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 style:font-name-asian="Albany AMT1" style:font-name-complex="Albany AMT1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  <style:style style:name="ce18" style:family="table-cell" style:parent-style-name="Default" style:data-style-name="N100">
      <style:text-properties style:font-name="Courier New" fo:language="en" fo:country="US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2BU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A2BU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CONN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Male_Card-Edge_50_pin__100_mil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Apple II expansion bus edge connector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Scott Alfter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6" office:value-type="string" calcext:value-type="string">
            <text:p>label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\_IOSEL\_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0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2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3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4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5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6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7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8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9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0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1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2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5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3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4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7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A15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8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R/\_W\_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19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\_SYNC\_</text:p>
          </table:table-cell>
          <table:table-cell table:style-name="ce14" table:number-columns-repeated="249"/>
        </table:table-row>
        <table:table-row table:style-name="ro1">
          <table:table-cell table:style-name="ce4" office:value-type="string" calcext:value-type="string">
            <text:p>20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7" office:value-type="string" calcext:value-type="string">
            <text:p>\_IOSTROBE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1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RDY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2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\_DMA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3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INTOUT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4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10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7"/>
          <table:table-cell table:style-name="ce14" office:value-type="string" calcext:value-type="string">
            <text:p>DMAOUT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5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7"/>
          <table:table-cell table:style-name="Default" office:value-type="string" calcext:value-type="string">
            <text:p><text:s/>+5V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6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7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MAIN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8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INTIN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29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\_NMI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0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\_IRQ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1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\_RES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2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\_INH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3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8" office:value-type="string" calcext:value-type="string">
            <text:p><text:s/>-12V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4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<text:s/>-5V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5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3.58M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6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7M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7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Q3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8</text:p>
          </table:table-cell>
          <table:table-cell table:style-name="ce7"/>
          <table:table-cell table:style-name="ce7" office:value-type="string" calcext:value-type="string">
            <text:p>clk</text:p>
          </table:table-cell>
          <table:table-cell table:style-name="ce7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PHI1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39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UPSYNC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0</text:p>
          </table:table-cell>
          <table:table-cell table:style-name="ce7"/>
          <table:table-cell table:style-name="ce7" office:value-type="string" calcext:value-type="string">
            <text:p>clk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PHI0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1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\_DEVSEL\_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2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7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3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6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4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5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5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4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6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3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7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2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8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1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49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D0</text:p>
          </table:table-cell>
          <table:table-cell table:style-name="ce14" table:number-columns-repeated="249"/>
        </table:table-row>
        <table:table-row table:style-name="ro1">
          <table:table-cell table:style-name="ce7" office:value-type="string" calcext:value-type="string">
            <text:p>50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7"/>
          <table:table-cell table:style-name="ce14" office:value-type="string" calcext:value-type="string">
            <text:p><text:s/>+12v</text:p>
          </table:table-cell>
          <table:table-cell table:style-name="ce14" table:number-columns-repeated="249"/>
        </table:table-row>
        <table:table-row table:style-name="ro1" table:number-rows-repeated="4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06-04-10T19:33:07</meta:creation-date>
    <dc:date>2013-10-21T20:17:16.573863963</dc:date>
    <dc:language>de-DE</dc:language>
    <meta:editing-cycles>6</meta:editing-cycles>
    <meta:editing-duration>PT31M5S</meta:editing-duration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